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306.71pt"/>
    </style:style>
    <style:style style:name="co18" style:family="table-column">
      <style:table-column-properties fo:break-before="auto" style:column-width="92.61pt"/>
    </style:style>
    <style:style style:name="co19" style:family="table-column">
      <style:table-column-properties fo:break-before="auto" style:column-width="174.44pt"/>
    </style:style>
    <style:style style:name="co20" style:family="table-column">
      <style:table-column-properties fo:break-before="auto" style:column-width="91.05pt"/>
    </style:style>
    <style:style style:name="co21" style:family="table-column">
      <style:table-column-properties fo:break-before="auto" style:column-width="219.2pt"/>
    </style:style>
    <style:style style:name="co22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23.95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p-funding-calculator'.B21"/>
    </style:style>
    <style:style style:name="ce37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p-funding-calculator'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m2-bundle'.B21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lightpanel.B21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lightpanel.B21"/>
    </style:style>
  </office:automatic-styles>
  <office:body>
    <office:spreadsheet>
      <table:calculation-settings table:automatic-find-labels="false"/>
      <table:table table:name="BOM-microcluster-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D6]*[.B6]" office:value-type="currency" office:currency="USD" office:value="30.4" calcext:value-type="currency">
            <text:p>$30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30" office:value-type="currency" office:currency="USD" office:value="30" calcext:value-type="currency">
            <text:p>$30.00</text:p>
          </table:table-cell>
          <table:table-cell table:style-name="ce4" table:formula="of:=[.D7]*[.B7]" office:value-type="currency" office:currency="USD" office:value="120" calcext:value-type="currency">
            <text:p>$12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8]*[.B8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9]*[.B9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10]*[.B10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11]*[.B11]" office:value-type="currency" office:currency="USD" office:value="4" calcext:value-type="currency">
            <text:p>$4.00</text:p>
          </table:table-cell>
          <table:table-cell table:number-columns-repeated="1017"/>
        </table:table-row>
        <table:table-row table:style-name="ro1" table:number-rows-repeated="18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28])" office:value-type="currency" office:currency="USD" office:value="165.4" calcext:value-type="currency">
            <text:p>$165.4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0]+['printed parts - mb'.D18]*0" office:value-type="currency" office:currency="USD" office:value="165.4" calcext:value-type="currency">
            <text:p>$165.40</text:p>
          </table:table-cell>
          <table:table-cell table:style-name="ce3" table:number-columns-repeated="1017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 - mb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745605" calcext:value-type="currency">
            <text:p>$1.75</text:p>
          </table:table-cell>
          <table:table-cell table:style-name="ce4" table:formula="of:=[.B4]*[.D4]" office:value-type="currency" office:currency="USD" office:value="52.36815" calcext:value-type="currency">
            <text:p>$52.37</text:p>
          </table:table-cell>
          <table:table-cell office:value-type="float" office:value="30" calcext:value-type="float">
            <text:p>3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675" calcext:value-type="float">
            <text:p>675</text:p>
          </table:table-cell>
          <table:table-cell table:formula="of:=55/4" office:value-type="float" office:value="13.75" calcext:value-type="float">
            <text:p>13.75</text:p>
          </table:table-cell>
          <table:table-cell table:formula="of:=[.G4]*[.D4]" office:value-type="float" office:value="412.5" calcext:value-type="float">
            <text:p>412.5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37.5" calcext:value-type="float">
            <text:p>37.5</text:p>
          </table:table-cell>
          <table:table-cell table:style-name="ce19" table:formula="of:=[.E4]/([.G4]/60)" office:value-type="float" office:value="98.1818181818182" calcext:value-type="float">
            <text:p>98</text:p>
          </table:table-cell>
          <table:table-cell table:style-name="ce4" table:formula="of:=[.B4]/[.E4]" office:value-type="currency" office:currency="USD" office:value="0.0775824444444444" calcext:value-type="currency">
            <text:p>$0.08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2.12327488888889" calcext:value-type="currency">
            <text:p>$2.12</text:p>
          </table:table-cell>
          <table:table-cell table:style-name="ce4" table:formula="of:=[.B5]*[.D5]" office:value-type="currency" office:currency="USD" office:value="33.9723982222222" calcext:value-type="currency">
            <text:p>$33.97</text:p>
          </table:table-cell>
          <table:table-cell office:value-type="float" office:value="16" calcext:value-type="float">
            <text:p>16</text:p>
          </table:table-cell>
          <table:table-cell table:formula="of:=117/9" office:value-type="float" office:value="13" calcext:value-type="float">
            <text:p>13</text:p>
          </table:table-cell>
          <table:table-cell table:formula="of:=[.E5]*[.D5]" office:value-type="float" office:value="208" calcext:value-type="float">
            <text:p>208</text:p>
          </table:table-cell>
          <table:table-cell table:style-name="ce19" table:formula="of:=167/18" office:value-type="float" office:value="9.27777777777778" calcext:value-type="float">
            <text:p>9</text:p>
          </table:table-cell>
          <table:table-cell table:style-name="ce19" table:formula="of:=[.G5]*[.D5]" office:value-type="float" office:value="148.444444444444" calcext:value-type="float">
            <text:p>148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80" calcext:value-type="float">
            <text:p>80</text:p>
          </table:table-cell>
          <table:table-cell table:style-name="ce19" table:formula="of:=[.E5]/([.G5]/60)" office:value-type="float" office:value="84.0718562874251" calcext:value-type="float">
            <text:p>84</text:p>
          </table:table-cell>
          <table:table-cell table:style-name="ce4" table:formula="of:=[.B5]/[.E5]" office:value-type="currency" office:currency="USD" office:value="0.163328837606838" calcext:value-type="currency">
            <text:p>$0.16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86.3405482222222" calcext:value-type="currency">
            <text:p>$86.34</text:p>
          </table:table-cell>
          <table:table-cell table:style-name="ce15" table:formula="of:=SUM([.D4:.D5])" office:value-type="float" office:value="46" calcext:value-type="float">
            <text:p>46</text:p>
          </table:table-cell>
          <table:table-cell table:style-name="ce15" table:formula="of:=SUM([.E4:.E5])" office:value-type="float" office:value="35.5" calcext:value-type="float">
            <text:p>36</text:p>
          </table:table-cell>
          <table:table-cell table:style-name="ce15" table:formula="of:=SUM([.F4:.F5])" office:value-type="float" office:value="883" calcext:value-type="float">
            <text:p>883</text:p>
          </table:table-cell>
          <table:table-cell table:style-name="ce15" table:formula="of:=SUM([.G4:.G5])" office:value-type="float" office:value="23.0277777777778" calcext:value-type="float">
            <text:p>23</text:p>
          </table:table-cell>
          <table:table-cell table:style-name="ce15" table:formula="of:=SUM([.H4:.H5])" office:value-type="float" office:value="560.944444444445" calcext:value-type="float">
            <text:p>561</text:p>
          </table:table-cell>
          <table:table-cell table:style-name="ce15" table:formula="of:=SUM([.I4:.I5])" office:value-type="float" office:value="6.25" calcext:value-type="float">
            <text:p>6</text:p>
          </table:table-cell>
          <table:table-cell table:style-name="ce15" table:formula="of:=SUM([.J4:.J5])" office:value-type="float" office:value="117.5" calcext:value-type="float">
            <text:p>118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93443994444444" calcext:value-type="currency">
            <text:p>$1.93</text:p>
          </table:table-cell>
          <table:table-cell table:style-name="ce4"/>
          <table:table-cell table:style-name="ce14" table:formula="of:=AVERAGE([.D4:.D5])" office:value-type="float" office:value="23" calcext:value-type="float">
            <text:p>23.0</text:p>
          </table:table-cell>
          <table:table-cell table:style-name="ce15" table:formula="of:=AVERAGE([.E4:.E5])" office:value-type="float" office:value="17.75" calcext:value-type="float">
            <text:p>18</text:p>
          </table:table-cell>
          <table:table-cell table:style-name="ce15" table:formula="of:=AVERAGE([.F4:.F5])" office:value-type="float" office:value="441.5" calcext:value-type="float">
            <text:p>442</text:p>
          </table:table-cell>
          <table:table-cell table:style-name="ce15" table:formula="of:=AVERAGE([.G4:.G5])" office:value-type="float" office:value="11.5138888888889" calcext:value-type="float">
            <text:p>12</text:p>
          </table:table-cell>
          <table:table-cell table:style-name="ce15" table:formula="of:=AVERAGE([.H4:.H5])" office:value-type="float" office:value="280.472222222222" calcext:value-type="float">
            <text:p>280</text:p>
          </table:table-cell>
          <table:table-cell table:style-name="ce15" table:formula="of:=AVERAGE([.I4:.I5])" office:value-type="float" office:value="3.125" calcext:value-type="float">
            <text:p>3</text:p>
          </table:table-cell>
          <table:table-cell table:style-name="ce15" table:formula="of:=AVERAGE([.J4:.J5])" office:value-type="float" office:value="58.75" calcext:value-type="float">
            <text:p>59</text:p>
          </table:table-cell>
          <table:table-cell table:style-name="ce15" table:formula="of:=AVERAGE([.K4:.K5])" office:value-type="float" office:value="91.1268372346217" calcext:value-type="float">
            <text:p>91</text:p>
          </table:table-cell>
          <table:table-cell table:style-name="ce4" table:formula="of:=AVERAGE([.L4:.L5])" office:value-type="currency" office:currency="USD" office:value="0.120455641025641" calcext:value-type="currency">
            <text:p>$0.12</text:p>
          </table:table-cell>
          <table:table-cell table:style-name="ce4" table:formula="of:=AVERAGE(#REF!;#REF!;#REF!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29.375" calcext:value-type="currency">
            <text:p>$29.38</text:p>
          </table:table-cell>
          <table:table-cell table:style-name="ce18" table:formula="of:=[.D11]/[.D$18]" office:value-type="percentage" office:value="0.340222532805733" calcext:value-type="percentage">
            <text:p>34.02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#REF!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7]/60)*[.B12]" office:value-type="currency" office:currency="USD" office:value="17.7632407407407" calcext:value-type="currency">
            <text:p>$17.76</text:p>
          </table:table-cell>
          <table:table-cell table:style-name="ce18" table:formula="of:=[.D12]/[.D$18]" office:value-type="percentage" office:value="0.20573462997967" calcext:value-type="percentage">
            <text:p>20.57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934907407407408" calcext:value-type="currency">
            <text:p>$0.93</text:p>
          </table:table-cell>
          <table:table-cell table:style-name="ce18" table:formula="of:=[.D13]/[.D$18]" office:value-type="percentage" office:value="0.0108281384199826" calcext:value-type="percentage">
            <text:p>1.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342550074074074" calcext:value-type="currency">
            <text:p>$0.34</text:p>
          </table:table-cell>
          <table:table-cell table:style-name="ce18" table:formula="of:=[.D14]/[.D$18]" office:value-type="percentage" office:value="0.00396742991708164" calcext:value-type="percentage">
            <text:p>0.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7]/1000)*[.B15]" office:value-type="currency" office:currency="USD" office:value="37.92485" calcext:value-type="currency">
            <text:p>$37.92</text:p>
          </table:table-cell>
          <table:table-cell table:style-name="ce18" table:formula="of:=[.D15]/[.D18]" office:value-type="percentage" office:value="0.439247268877532" calcext:value-type="percentage">
            <text:p>43.92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86.3405482222222" calcext:value-type="currency">
            <text:p>$86.34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'BOM-microcluster-basic'.E32]" office:value-type="float" office:value="165.4" calcext:value-type="float">
            <text:p>$165.40</text:p>
          </table:table-cell>
          <table:table-cell table:number-columns-repeated="5"/>
        </table:table-row>
        <table:table-row table:style-name="ro6">
          <table:table-cell table:style-name="ce28"/>
          <table:table-cell table:style-name="ce32"/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654" calcext:value-type="float">
            <text:p>$1,654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669" calcext:value-type="float">
            <text:p>$1,669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66.9" calcext:value-type="float">
            <text:p>$166.9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919" calcext:value-type="float">
            <text:p>$1,919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58.651" calcext:value-type="float">
            <text:p>$58.6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34.33" calcext:value-type="float">
            <text:p>$134.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111.981" calcext:value-type="float">
            <text:p>$2,111.9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211.1981" calcext:value-type="float">
            <text:p>$211.20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4.2981" calcext:value-type="float">
            <text:p>$44.30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200" calcext:value-type="float">
            <text:p>$2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11" calcext:value-type="float">
            <text:p>11</text:p>
          </table:table-cell>
          <table:table-cell table:number-columns-repeated="2"/>
          <table:table-cell table:formula="of:=([.B19]-[.B17])*[.E20]" office:value-type="float" office:value="-11.1981" calcext:value-type="float">
            <text:p>-11.1981</text:p>
          </table:table-cell>
          <table:table-cell table:formula="of:=([.B19]-[.B17])*[.F20]" office:value-type="float" office:value="-111.981" calcext:value-type="float">
            <text:p>-111.981</text:p>
          </table:table-cell>
          <table:table-cell table:formula="of:=([.B19]-[.B17])*[.G20]" office:value-type="float" office:value="-1119.81" calcext:value-type="float">
            <text:p>-1119.81</text:p>
          </table:table-cell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200" calcext:value-type="float">
            <text:p>$2,2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530" calcext:value-type="float">
            <text:p>$2,530.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pp-funding-calculator" table:style-name="ta1">
        <table:table-column table:style-name="co17" table:default-cell-style-name="ce27"/>
        <table:table-column table:style-name="co2" table:default-cell-style-name="ce33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</table:table-row>
        <table:table-row table:style-name="ro1">
          <table:table-cell table:style-name="Default"/>
          <table:table-cell table:style-name="ce30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'printed parts - mb'.D18]" office:value-type="float" office:value="86.3405482222222" calcext:value-type="float">
            <text:p>$86.34</text:p>
          </table:table-cell>
        </table:table-row>
        <table:table-row table:style-name="ro6">
          <table:table-cell table:style-name="ce28"/>
          <table:table-cell table:style-name="ce32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863.405482222222" calcext:value-type="float">
            <text:p>$863.41</text:p>
          </table:table-cell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883.405482222222" calcext:value-type="float">
            <text:p>$883.41</text:p>
          </table:table-cell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88.3405482222222" calcext:value-type="float">
            <text:p>$88.34</text:p>
          </table:table-cell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5" calcext:value-type="float">
            <text:p>$5.00</text:p>
          </table:table-cell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183.40548222222" calcext:value-type="float">
            <text:p>$1,183.41</text:p>
          </table:table-cell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7.3187589844444" calcext:value-type="float">
            <text:p>$37.32</text:p>
          </table:table-cell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82.8383837555555" calcext:value-type="float">
            <text:p>$82.84</text:p>
          </table:table-cell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303.56262496222" calcext:value-type="float">
            <text:p>$1,303.56</text:p>
          </table:table-cell>
        </table:table-row>
        <table:table-row table:style-name="ro6">
          <table:table-cell office:value-type="string" calcext:value-type="string">
            <text:p>Total COGS/printed part kit</text:p>
          </table:table-cell>
          <table:table-cell table:formula="of:=[.B16]/[.B4]" office:value-type="float" office:value="130.356262496222" calcext:value-type="float">
            <text:p>$130.36</text:p>
          </table:table-cell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2.015714274" calcext:value-type="float">
            <text:p>$42.02</text:p>
          </table:table-cell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00" calcext:value-type="float">
            <text:p>$100.00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6" table:formula="of:=CEILING([.B9]/([.B19]-[.B18]))" office:value-type="float" office:value="16" calcext:value-type="float">
            <text:p>16</text:p>
          </table:table-cell>
        </table:table-row>
        <table:table-row table:style-name="ro1">
          <table:table-cell table:style-name="ce29"/>
          <table:table-cell table:style-name="ce30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600" calcext:value-type="float">
            <text:p>$1,600.00</text:p>
          </table:table-cell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840" calcext:value-type="float">
            <text:p>$1,840.00</text:p>
          </table:table-cell>
        </table:table-row>
        <calcext:conditional-formats>
          <calcext:conditional-format calcext:target-range-address="'pp-funding-calculator'.B21:'pp-funding-calculator'.B21">
            <calcext:condition calcext:apply-style-name="ConditionalStyle_1" calcext:value="formula-is(LEN(TRIM([.B21]))&gt;0)" calcext:base-cell-address="'pp-funding-calculator'.B21"/>
          </calcext:conditional-format>
        </calcext:conditional-formats>
      </table:table>
      <table:table table:name="m2-bundle" table:style-name="ta1">
        <table:table-column table:style-name="co15" table:default-cell-style-name="ce27"/>
        <table:table-column table:style-name="co18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2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'BOM-microcluster-basic'.E32]+2*1500*0.85" office:value-type="float" office:value="2715.4" calcext:value-type="float">
            <text:p>$2,715.40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7" table:formula="of:=([.B5]+[.B6])*[.B4]" office:value-type="currency" office:currency="USD" office:value="13652" calcext:value-type="currency">
            <text:p>$13,652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3657" calcext:value-type="float">
            <text:p>$13,657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2731.4" calcext:value-type="float">
            <text:p>$2,731.4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3782" calcext:value-type="float">
            <text:p>$13,782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01.178" calcext:value-type="float">
            <text:p>$401.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964.74" calcext:value-type="float">
            <text:p>$964.7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5147.918" calcext:value-type="float">
            <text:p>$15,147.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029.5836" calcext:value-type="float">
            <text:p>$3,029.58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298.1836" calcext:value-type="float">
            <text:p>$298.18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250" calcext:value-type="float">
            <text:p>$3,2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6250" calcext:value-type="float">
            <text:p>$16,2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8687.5" calcext:value-type="float">
            <text:p>$18,687.5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'm2-bundle'.B21:'m2-bundle'.B21">
            <calcext:condition calcext:apply-style-name="ConditionalStyle_1" calcext:value="formula-is(LEN(TRIM([.B21]))&gt;0)" calcext:base-cell-address="'pp-funding-calculator'.B21"/>
          </calcext:conditional-format>
        </calcext:conditional-formats>
      </table:table>
      <table:table table:name="octopanel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7"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0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9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  <table:table-cell table:style-name="ce4"/>
          <table:table-cell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119.8" calcext:value-type="float">
            <text:p>$119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6">
          <table:table-cell table:style-name="ce28"/>
          <table:table-cell table:style-name="ce32"/>
          <table:table-cell table:number-columns-repeated="2"/>
          <table:table-cell office:value-type="string" calcext:value-type="string">
            <text:p><text:a xlink:href="https://www.amazon.com/CanaKit-Raspberry-Complete-Starter-Kit/dp/B0778CZ97B/ref=sr_1_10?s=pc&amp;ie=UTF8&amp;qid=1522770363&amp;sr=1-10&amp;keywords=raspberry+pi" xlink:type="simple">https://www.amazon.com/CanaKit-Raspberry-Complete-Starter-Kit/dp/B0778CZ97B/ref=sr_1_10?s=pc&amp;ie=UTF8&amp;qid=1522770363&amp;sr=1-10&amp;keywords=raspberry+p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table:style-name="ce4" office:value-type="currency" office:currency="USD" office:value="70" calcext:value-type="currency">
            <text:p>$70.00</text:p>
          </table:table-cell>
          <table:table-cell table:style-name="ce4" table:formula="of:=[.H6]*[.F6]" office:value-type="currency" office:currency="USD" office:value="70" calcext:value-type="currency">
            <text:p>$70.00</text:p>
          </table:table-cell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7" table:formula="of:=([.B5]+[.B6])*[.B4]" office:value-type="currency" office:currency="USD" office:value="599" calcext:value-type="currency">
            <text:p>$599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604" calcext:value-type="float">
            <text:p>$604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H9]*[.F9]" office:value-type="currency" office:currency="USD" office:value="10" calcext:value-type="currency">
            <text:p>$10.00</text:p>
          </table:table-cell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20.8" calcext:value-type="float">
            <text:p>$120.8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table:style-name="ce4" office:value-type="currency" office:currency="USD" office:value="25" calcext:value-type="currency">
            <text:p>$25.00</text:p>
          </table:table-cell>
          <table:table-cell table:style-name="ce4" table:formula="of:=[.H10]*[.F10]" office:value-type="currency" office:currency="USD" office:value="25" calcext:value-type="currency">
            <text:p>$25.00</text:p>
          </table:table-cell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29" calcext:value-type="float">
            <text:p>$729.00</text:p>
          </table:table-cell>
          <table:table-cell table:number-columns-repeated="5"/>
          <table:table-cell table:style-name="ce4" table:number-columns-repeated="2"/>
        </table:table-row>
        <table:table-row table:style-name="ro3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2.641" calcext:value-type="float">
            <text:p>$22.64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119.8" calcext:value-type="currency">
            <text:p>$119.80</text:p>
          </table:table-cell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1.03" calcext:value-type="float">
            <text:p>$51.03</text:p>
          </table:table-cell>
          <table:table-cell table:number-columns-repeated="5"/>
          <table:table-cell table:style-name="ce4"/>
          <table:table-cell/>
        </table:table-row>
        <table:table-row table:style-name="ro3">
          <table:table-cell office:value-type="string" calcext:value-type="string">
            <text:p>Total COGS </text:p>
          </table:table-cell>
          <table:table-cell table:formula="of:=SUM([.B14:.B15];[.B13])" office:value-type="float" office:value="802.671" calcext:value-type="float">
            <text:p>$802.67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lightpanel.H17]*0" office:value-type="currency" office:currency="USD" office:value="119.8" calcext:value-type="currency">
            <text:p>$119.80</text:p>
          </table:table-cell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160.5342" calcext:value-type="float">
            <text:p>$160.53</text:p>
          </table:table-cell>
          <table:table-cell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39.7342" calcext:value-type="float">
            <text:p>$39.73</text:p>
          </table:table-cell>
          <table:table-cell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29"/>
          <table:table-cell table:style-name="ce30"/>
          <table:table-cell table:number-columns-repeated="7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900" calcext:value-type="float">
            <text:p>$900.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035" calcext:value-type="float">
            <text:p>$1,035.0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number-columns-repeated="5"/>
        </table:table-row>
        <calcext:conditional-formats>
          <calcext:conditional-format calcext:target-range-address="octopanel.B21:octopanel.B21">
            <calcext:condition calcext:apply-style-name="ConditionalStyle_1" calcext:value="formula-is(LEN(TRIM([.B21]))&gt;0)" calcext:base-cell-address="'m2-bundle'.B21"/>
          </calcext:conditional-format>
        </calcext:conditional-formats>
      </table:table>
      <table:table table:name="lightpanel" table:style-name="ta1">
        <table:table-column table:style-name="co21" table:default-cell-style-name="ce27"/>
        <table:table-column table:style-name="co2" table:default-cell-style-name="ce33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7"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0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9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  <table:table-cell table:style-name="ce4"/>
          <table:table-cell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60.6" calcext:value-type="float">
            <text:p>$60.6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7.6" calcext:value-type="currency">
            <text:p>$7.60</text:p>
          </table:table-cell>
        </table:table-row>
        <table:table-row table:style-name="ro6">
          <table:table-cell table:style-name="ce28"/>
          <table:table-cell table:style-name="ce32"/>
          <table:table-cell table:number-columns-repeated="2"/>
          <table:table-cell office:value-type="string" calcext:value-type="string">
            <text:p>LED Str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mazon.com/AMIR-Backlight-Lighting-Waterproof-controller/dp/B073NXF8B7/ref=sr_1_cc_1?s=aps&amp;ie=UTF8&amp;qid=1522789959&amp;sr=1-1-catcorr&amp;keywords=LED+strip+AMIR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H6]*[.F6]" office:value-type="currency" office:currency="USD" office:value="30" calcext:value-type="currency">
            <text:p>$30.00</text:p>
          </table:table-cell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7" table:formula="of:=([.B5]+[.B6])*[.B4]" office:value-type="currency" office:currency="USD" office:value="606" calcext:value-type="currency">
            <text:p>$606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606" calcext:value-type="float">
            <text:p>$606.00</text:p>
          </table:table-cell>
          <table:table-cell table:number-columns-repeated="2"/>
          <table:table-cell office:value-type="string" calcext:value-type="string">
            <text:p>Printed parts and faste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rintpro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H9]*[.F9]" office:value-type="currency" office:currency="USD" office:value="12" calcext:value-type="currency">
            <text:p>$12.00</text:p>
          </table:table-cell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60.6" calcext:value-type="float">
            <text:p>$60.60</text:p>
          </table:table-cell>
          <table:table-cell table:number-columns-repeated="5"/>
          <table:table-cell table:style-name="ce4" table:number-columns-repeated="2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56" calcext:value-type="float">
            <text:p>$856.00</text:p>
          </table:table-cell>
          <table:table-cell table:number-columns-repeated="5"/>
          <table:table-cell table:style-name="ce4" table:number-columns-repeated="2"/>
        </table:table-row>
        <table:table-row table:style-name="ro9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7.824" calcext:value-type="float">
            <text:p>$27.82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60.6" calcext:value-type="currency">
            <text:p>$60.60</text:p>
          </table:table-cell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9.92" calcext:value-type="float">
            <text:p>$59.92</text:p>
          </table:table-cell>
          <table:table-cell table:number-columns-repeated="5"/>
          <table:table-cell table:style-name="ce4"/>
          <table:table-cell/>
        </table:table-row>
        <table:table-row table:style-name="ro10">
          <table:table-cell office:value-type="string" calcext:value-type="string">
            <text:p>Total COGS </text:p>
          </table:table-cell>
          <table:table-cell table:formula="of:=SUM([.B14:.B15];[.B13])" office:value-type="float" office:value="943.744" calcext:value-type="float">
            <text:p>$943.74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2T2m-bundle'.H17]*0" office:value-type="currency" office:currency="USD" office:value="60.6" calcext:value-type="currency">
            <text:p>$60.60</text:p>
          </table:table-cell>
        </table:table-row>
        <table:table-row table:style-name="ro6">
          <table:table-cell office:value-type="string" calcext:value-type="string">
            <text:p>Total COGS/lightpanel</text:p>
          </table:table-cell>
          <table:table-cell table:formula="of:=[.B16]/[.B4]" office:value-type="float" office:value="94.3744" calcext:value-type="float">
            <text:p>$94.37</text:p>
          </table:table-cell>
          <table:table-cell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33.7744" calcext:value-type="float">
            <text:p>$33.77</text:p>
          </table:table-cell>
          <table:table-cell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75" calcext:value-type="float">
            <text:p>$75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5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1" table:formula="of:=CEILING([.B9]/([.B19]-[.B18])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29"/>
          <table:table-cell table:style-name="ce30"/>
          <table:table-cell table:number-columns-repeated="7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125" calcext:value-type="float">
            <text:p>$1,125.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293.75" calcext:value-type="float">
            <text:p>$1,293.75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4"/>
        </table:table-row>
        <calcext:conditional-formats>
          <calcext:conditional-format calcext:target-range-address="lightpanel.B21:lightpanel.B21">
            <calcext:condition calcext:apply-style-name="ConditionalStyle_1" calcext:value="formula-is(LEN(TRIM([.B21]))&gt;0)" calcext:base-cell-address="lightpanel.B21"/>
          </calcext:conditional-format>
        </calcext:conditional-formats>
      </table:table>
      <table:table table:name="2T2m-bundle" table:style-name="ta1">
        <table:table-column table:style-name="co22" table:default-cell-style-name="ce27"/>
        <table:table-column table:style-name="co7" table:default-cell-style-name="ce33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t2m2 funding goal calculator</text:p>
          </table:table-cell>
          <table:covered-table-cell table:style-name="ce30"/>
          <table:table-cell table:number-columns-repeated="2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funding_calculator.B5]*2+2*(2500+1500)*0.85" office:value-type="float" office:value="7130.8" calcext:value-type="float">
            <text:p>$7,130.80</text:p>
          </table:table-cell>
          <table:table-cell table:number-columns-repeated="2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7" table:formula="of:=([.B5]+[.B6])*[.B4]" office:value-type="currency" office:currency="USD" office:value="7145.8" calcext:value-type="currency">
            <text:p>$7,145.8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" calcext:value-type="float">
            <text:p>$1.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7146.8" calcext:value-type="float">
            <text:p>$7,146.8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7146.8" calcext:value-type="float">
            <text:p>$7,146.8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50" calcext:value-type="float">
            <text:p>$50.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196.8" calcext:value-type="float">
            <text:p>$7,196.8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09.0072" calcext:value-type="float">
            <text:p>$209.01</text:p>
          </table:table-cell>
          <table:table-cell/>
          <table:table-cell table:formula="of:=1500*2+2500*2" office:value-type="float" office:value="8000" calcext:value-type="float">
            <text:p>8000</text:p>
          </table:table-cell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03.776" calcext:value-type="float">
            <text:p>$503.7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7909.5832" calcext:value-type="float">
            <text:p>$7,909.5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7909.5832" calcext:value-type="float">
            <text:p>$7,909.5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62.7832" calcext:value-type="float">
            <text:p>$762.7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8125" calcext:value-type="float">
            <text:p>$8,125.00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 table:number-columns-repeated="2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2" table:formula="of:=CEILING([.B9]/([.B19]-[.B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 table:number-columns-repeated="2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8125" calcext:value-type="float">
            <text:p>$8,125.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343.75" calcext:value-type="float">
            <text:p>$9,343.75</text:p>
          </table:table-cell>
          <table:table-cell table:number-columns-repeated="2"/>
        </table:table-row>
        <calcext:conditional-formats>
          <calcext:conditional-format calcext:target-range-address="'2T2m-bundle'.B21:'2T2m-bundle'.B21">
            <calcext:condition calcext:apply-style-name="ConditionalStyle_1" calcext:value="formula-is(LEN(TRIM([.B21]))&gt;0)" calcext:base-cell-address="lightpanel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08:15:33.144384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4-04T12:11:45.340535038</dc:date>
    <meta:editing-duration>P26DT20H25M35S</meta:editing-duration>
    <meta:editing-cycles>27</meta:editing-cycles>
    <meta:generator>LibreOffice/5.2.7.2$Linux_X86_64 LibreOffice_project/20m0$Build-2</meta:generator>
    <meta:document-statistic meta:table-count="8" meta:cell-count="453" meta:object-count="0"/>
  </office:meta>
</office:document-meta>
</file>